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justify" style:justify-single-word="false"/>
      <style:text-properties style:font-name="Arial1"/>
    </style:style>
    <style:style style:name="P2" style:family="paragraph" style:parent-style-name="Text_20_body">
      <style:paragraph-properties fo:margin-top="0cm" fo:margin-bottom="0cm" fo:text-align="justify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fo:color="#0000cc" style:font-name="Arial1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bór Agencji Pośrednictwa/Zatrudniania, nie należy wcale do łatwych, dlatego aby wybrać odpowiednią firmę która pomoże nam podjęciu pracy za granicą powinniśmy sprawdzić kilka następujących rzeczy. </text:p>
      <text:p text:style-name="P2"><text:span text:style-name="T1">Pierwszym krokiem jest sprawdzenie, czy dana agencja działa na rynku legalnie. Aby to zrobić wystarczy zalogować się na stronie </text:span><text:a xlink:type="simple" xlink:href="http://www.kraz.praca.gov.pl/StronaGlowna.aspx" office:target-frame-name="_blank" xlink:show="new"><text:span text:style-name="T3">www.kraz.praca.gov.pl</text:span></text:a><text:span text:style-name="T1">, gdzie możemy wyszukać wpis danej agencji do Krajowego Rejestru Agencji zatrudnienia. Każde legalnie działające pośrednictwo pracy posiada również Certyfikat Ministerstwa Gospodarki i Pracy lub Marszałka Województwa. </text:span></text:p>
      <text:p text:style-name="P2"><text:span text:style-name="T1">Należy również pamiętać, że legalnie działające </text:span><text:span text:style-name="T2">agencje nie mają prawa pobierać opłat </text:span><text:span text:style-name="T1">od kandydata za pośrednictwo i znalezienie pracy. Przed podjęciem ostatecznej decyzji o wyborze firmy dobrze jest zwrócić uwagę na kilka wydawałoby się nieistotnych rzeczy:</text:span></text:p>
      <text:p text:style-name="P1"><text:span text:style-name="T4">1) </text:span>Czytając ogłoszenia zwróćmy uwagę na podane w nim dane kontaktowe. Jeżeli pracodawca podaje tylko telefon komórkowy, powinno to przykuć naszą uwagę. Uczciwy pośrednik nie ukrywa nr stacjonarnego a także bez przeszkód podaje nam adres firmy. </text:p>
      <text:p text:style-name="P1"><text:span text:style-name="T4">2) </text:span>Wizyta w siedzibie agencji jest najlepszym rozwiązaniem. Możemy sami przekonać się na jakich zasadach prosperuje firma a także jak dużo osób zatrudnia. Zwracajmy uwagę na szczegóły, jak np. dodatkowe certyfikaty i kwalifikacje. </text:p>
      <text:p text:style-name="P1"><text:span text:style-name="T4">3) </text:span>Istotnym elementem jest również proces całej rekrutacji. Osoba rekrutująca powinna wzbudzać nasze zaufanie już przez telefon, jednak najlepiej spotkać się z nią osobiście. Zyskamy dodatkowo okazję do zadania wszelkich dodatkowych pytań dotyczących podjęcia interesującej nas pracy. </text:p>
      <text:p text:style-name="P1"><text:span text:style-name="T4">4) </text:span>Nigdy nie należy podejmować pracy, której warunki są nam nie do końca znane! Przed wyjazdem powinniśmy otrzymać od pośrednika umowę na piśmie/List intencyjny, która dokładnie określa warunki współpracy. Bez podpisania takiej umowy nie mamy żadnych dowodów, że pracujemy legalnie, a wszystkie składki są systematycznie odprowadzane.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0M44S</meta:editing-duration>
    <meta:editing-cycles>5</meta:editing-cycles>
    <meta:generator>OpenOffice.org/3.3$Win32 OpenOffice.org_project/330m20$Build-9567</meta:generator>
    <dc:date>2013-09-22T16:39:48.40</dc:date>
    <dc:creator>admin admin</dc:creator>
    <meta:document-statistic meta:table-count="0" meta:image-count="0" meta:object-count="0" meta:page-count="1" meta:paragraph-count="7" meta:word-count="259" meta:character-count="1919"/>
    <meta:user-defined meta:name="Info 1"/>
    <meta:user-defined meta:name="Info 2"/>
    <meta:user-defined meta:name="Info 3"/>
    <meta:user-defined meta:name="Info 4"/>
  </office:meta>
</office:document-meta>
</file>